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ba7" officeooo:paragraph-rsid="00133ba7"/>
    </style:style>
    <style:style style:name="P2" style:family="paragraph" style:parent-style-name="Standard">
      <style:paragraph-properties fo:text-align="start" style:justify-single-word="false"/>
      <style:text-properties officeooo:rsid="00133ba7" officeooo:paragraph-rsid="00133ba7"/>
    </style:style>
    <style:style style:name="P3" style:family="paragraph" style:parent-style-name="Standard">
      <style:paragraph-properties fo:text-align="start" style:justify-single-word="false"/>
      <style:text-properties officeooo:rsid="0015bb8d" officeooo:paragraph-rsid="0015bb8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bb8d" officeooo:paragraph-rsid="0015bb8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7b5ca" officeooo:paragraph-rsid="0017b5c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9266a" officeooo:paragraph-rsid="0019266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9cf22" officeooo:paragraph-rsid="0019cf22"/>
    </style:style>
    <style:style style:name="T1" style:family="text">
      <style:text-properties officeooo:rsid="0017c1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tion C#</text:p>
      <text:p text:style-name="P2"/>
      <text:p text:style-name="P2"/>
      <text:p text:style-name="P3">1. Nombre en C#</text:p>
      <text:p text:style-name="P3"/>
      <text:list xml:id="list1036397644" text:style-name="L1">
        <text:list-item>
          <text:p text:style-name="P4">architecture du pg: </text:p>
          <text:p text:style-name="P4">using System; </text:p>
          <text:p text:style-name="P4">namespace NomDuNameSpace</text:p>
          <text:p text:style-name="P4">{</text:p>
          <text:p text:style-name="P4">instruction</text:p>
          <text:p text:style-name="P4">}</text:p>
        </text:list-item>
        <text:list-item>
          <text:p text:style-name="P4">déclarer un entier: int nb = valeur</text:p>
        </text:list-item>
        <text:list-item>
          <text:p text:style-name="P4">afficher sur le terminal: console.Writeline()</text:p>
        </text:list-item>
        <text:list-item>
          <text:p text:style-name="P4">définir une méthode: static void method()</text:p>
        </text:list-item>
        <text:list-item>
          <text:p text:style-name="P5">Interpolation: ($”strin{ var })</text:p>
        </text:list-item>
        <text:list-item>
          <text:p text:style-name="P5">.<text:span text:style-name="T1">MaValue et .MinValue donne la valeur max et min d’un objet.</text:span></text:p>
        </text:list-item>
        <text:list-item>
          <text:p text:style-name="P6">double var = value; pour définir un flotant.</text:p>
        </text:list-item>
        <text:list-item>
          <text:p text:style-name="P7">decimal var = value; pour définir une valeur décimal plus précise qu’avec double qui arrondit les valeurs (la plage de valeur possible est néanmoins plus faibl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7:37:04.894744395</meta:creation-date>
    <dc:date>2019-03-06T18:54:07.579141427</dc:date>
    <meta:editing-duration>P1DT1H6M51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96" meta:character-count="529" meta:non-whitespace-character-count="459"/>
  </office:meta>
</office:document-meta>
</file>